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Arial" fo:font-size="15.0pt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Arial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Super Admin</text:span></text:p>
      <text:p text:style-name="P2">[Acceso a modificaciones de código, etc.]</text:p>
      <text:p text:style-name="P2"/>
      <text:p text:style-name="P2">Perfil</text:p>
      <text:p text:style-name="P2">Mensajes</text:p>
      <text:p text:style-name="P2"/>
      <text:p text:style-name="P2">Solicitudes</text:p>
      <text:p text:style-name="P2">Eventos</text:p>
      <text:p text:style-name="P2">Calendario</text:p>
      <text:p text:style-name="P2">Convocatorias</text:p>
      <text:p text:style-name="P2">Residencias</text:p>
      <text:p text:style-name="P2">Salas</text:p>
      <text:p text:style-name="P2">Áreas</text:p>
      <text:p text:style-name="P2">Archivos</text:p>
      <text:p text:style-name="P2">Accesorios y Servicios</text:p>
      <text:p text:style-name="P2">Usuarios</text:p>
      <text:p text:style-name="P2">Blog</text:p>
      <text:p text:style-name="P2"/>
      <text:p text:style-name="P2"/>
      <text:p text:style-name="P1"><text:span text:style-name="T1">Admin</text:span></text:p>
      <text:p text:style-name="P2">[Dirección, Comunicación, Administración de Espacios]</text:p>
      <text:p text:style-name="P2"/>
      <text:p text:style-name="P2">Perfil</text:p>
      <text:p text:style-name="P2">Mensajes</text:p>
      <text:p text:style-name="P2"/>
      <text:p text:style-name="P2">Solicitudes</text:p>
      <text:p text:style-name="P2">Eventos</text:p>
      <text:p text:style-name="P2">Calendario</text:p>
      <text:p text:style-name="P2">Convocatorias</text:p>
      <text:p text:style-name="P2">Residencias</text:p>
      <text:p text:style-name="P2">Salas</text:p>
      <text:p text:style-name="P2">Áreas</text:p>
      <text:p text:style-name="P2">Archivos (esto debería quedar resuelto al poder subir archivos desde el enriquecedor de textos)</text:p>
      <text:p text:style-name="P2">Accesorios (Equipos y Herramientas)</text:p>
      <text:p text:style-name="P2">Servicios</text:p>
      <text:p text:style-name="P2">Cotizaciones</text:p>
      <text:p text:style-name="P2">Estadísticas</text:p>
      <text:p text:style-name="P2">Usuarios</text:p>
      <text:p text:style-name="P2">Blog</text:p>
      <text:p text:style-name="P2">Widgets (¿es posible?)</text:p>
      <text:p text:style-name="P2"/>
      <text:p text:style-name="P2"/>
      <text:p text:style-name="P2"/>
      <text:p text:style-name="P2"/>
      <text:p text:style-name="P1"><text:span text:style-name="T1">Coordinador General</text:span></text:p>
      <text:p text:style-name="P2">[Programación y Residencias]</text:p>
      <text:p text:style-name="P1"><text:span text:style-name="T1"/></text:p>
      <text:p text:style-name="P2">Perfil</text:p>
      <text:p text:style-name="P2">Mensajes</text:p>
      <text:p text:style-name="P2"/>
      <text:p text:style-name="P2">Solicitudes</text:p>
      <text:p text:style-name="P2">Eventos</text:p>
      <text:p text:style-name="P2">Calendario</text:p>
      <text:p text:style-name="P2">Convocatorias</text:p>
      <text:p text:style-name="P2">Residencias</text:p>
      <text:p text:style-name="P2">Accesorios (Equipos y Herramientas)</text:p>
      <text:p text:style-name="P2">Cotizaciones</text:p>
      <text:p text:style-name="P2">Estadísticas</text:p>
      <text:p text:style-name="P2">Blog</text:p>
      <text:p text:style-name="P1"><text:span text:style-name="T1"/></text:p>
      <text:p text:style-name="P2"/>
      <text:p text:style-name="P1"><text:span text:style-name="T1">Coordinador</text:span></text:p>
      <text:p text:style-name="P2">[Áreas y Programas]</text:p>
      <text:p text:style-name="P1"><text:span text:style-name="T1"/></text:p>
      <text:p text:style-name="P2">Perfil</text:p>
      <text:p text:style-name="P2">Mensajes</text:p>
      <text:p text:style-name="P2"/>
      <text:p text:style-name="P2">Solicitudes</text:p>
      <text:p text:style-name="P2">Eventos</text:p>
      <text:p text:style-name="P2">Calendario</text:p>
      <text:p text:style-name="P2">Convocatorias</text:p>
      <text:p text:style-name="P2">Cotizaciones</text:p>
      <text:p text:style-name="P2">Blog</text:p>
      <text:p text:style-name="P1"><text:span text:style-name="T1"/></text:p>
      <text:p text:style-name="P2"/>
      <text:p text:style-name="P1"><text:span text:style-name="T1">Usuario</text:span></text:p>
      <text:p text:style-name="P2">[Cualquiera registrado en la web]</text:p>
      <text:p text:style-name="P2"/>
      <text:p text:style-name="P2">Perfil</text:p>
      <text:p text:style-name="P2">Mensajes</text:p>
      <text:p text:style-name="P2"/>
      <text:p text:style-name="P2">Solicitudes</text:p>
      <text:p text:style-name="P2">Eventos</text:p>
      <text:p text:style-name="P2">Calendario</text:p>
      <text:p text:style-name="P2">Blog [Con aprobación previa por Coordinador, Coordinador General o Admin]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</office:meta>
</office:document-meta>
</file>